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2.3445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3.3311in"/>
    </style:style>
    <style:style style:name="co5" style:family="table-column">
      <style:table-column-properties fo:break-before="auto" style:column-width="0.3437in"/>
    </style:style>
    <style:style style:name="co6" style:family="table-column">
      <style:table-column-properties fo:break-before="auto" style:column-width="3.9472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94bd5e" style:text-align-source="fix" style:repeat-content="false" fo:wrap-option="wrap" style:vertical-align="top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 fo:margin-left="0in"/>
    </style:style>
    <style:style style:name="ce3" style:family="table-cell" style:parent-style-name="Default" style:data-style-name="N37">
      <style:table-cell-properties fo:background-color="#ffffcc" style:text-align-source="fix" style:repeat-content="false" fo:wrap-option="wrap" style:vertical-align="top"/>
      <style:paragraph-properties fo:text-align="center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style:vertical-align="top"/>
      <style:paragraph-properties fo:text-align="center" fo:margin-left="0in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cc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EDT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column table:style-name="co7" table:number-columns-repeated="1015" table:default-cell-style-name="ce5"/>
        <table:table-column table:style-name="co7" table:number-columns-repeated="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Theme</text:p>
          </table:table-cell>
          <table:table-cell table:style-name="ce4" office:value-type="string">
            <text:p>หมวด</text:p>
          </table:table-cell>
          <table:table-cell table:style-name="ce4" office:value-type="string">
            <text:p>title</text:p>
          </table:table-cell>
          <table:table-cell table:style-name="ce4"/>
          <table:table-cell table:style-name="ce4" office:value-type="string">
            <text:p>link</text:p>
          </table:table-cell>
          <table:table-cell table:style-name="ce7" table:number-columns-repeated="1015"/>
          <table:table-cell table:style-name="ce9"/>
          <table:table-cell table:number-columns-repeated="2"/>
        </table:table-row>
        <table:table-row table:style-name="ro2">
          <table:table-cell office:value-type="string">
            <text:p>28/01/2015</text:p>
          </table:table-cell>
          <table:table-cell office:value-type="string">
            <text:p>แหล่งการเรียรู้วิถีแบบเกษตร/ชีวิตพอเพียง</text:p>
          </table:table-cell>
          <table:table-cell office:value-type="string">
            <text:p>Kids</text:p>
          </table:table-cell>
          <table:table-cell office:value-type="string">
            <text:p>การทำกิจกรรมร่วมกันในครอบครัว ลองเลือกแหล่งการเรียนรู้วิถีเกษตรกร และการใช้ชีวิตพอเพียง นับเป็นตัวเลือกที่ดีสำหรับคนเมืองที่จะให้เด็กได้ฝึกสมอง แต่จะมีที่ไหน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travel.edtguide.com/430503_Na-Bu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travel.edtguide.com/338012_jim-thompson-far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travel.edtguide.com/377457_bang-sai-royal-folk-arts-and-crafts-centre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สวนน้ำ</text:p>
          </table:table-cell>
          <table:table-cell/>
          <table:table-cell office:value-type="string">
            <text:p>สวนน้ำในเมืองไทยเปิดให้บริการในหลายๆ สถานที่ แต่ละที่นำเสนอเครื่องเล่นที่หลากหลาย แต่จะมีที่ไหนบ้างที่มีคอนเซ็ปต์โดดเด่น และมาพร้อมมาตฐานระดับสากล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travel.edtguide.com/423526_Vana-Nava-Hua-Hin-Water-Jungl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travel.edtguide.com/408229_santorini-water-fantas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travel.edtguide.com/418036_Cartoon-Network-Amazone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string">
            <text:p>29/01/2015</text:p>
          </table:table-cell>
          <table:table-cell office:value-type="string">
            <text:p>Dining The Legened</text:p>
          </table:table-cell>
          <table:table-cell office:value-type="string">
            <text:p>eat</text:p>
          </table:table-cell>
          <table:table-cell office:value-type="string">
            <text:p>ร้านอาหารที่เปิดให้บริการมายาวนานจนกลายเป็นตำนาน ขึ้นอยู่กับหลายๆปัจจัย ทั้งรสชาติและคุณภาพอาหาร การรักษาชื่อเสียงให้ยาวนานจนกลายเป็นร้านในตำนาน จะมีร้านอะไร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eat.edtguide.com/66767_pad-thai-thip-samai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eat.edtguide.com/58335_hoy-tod-sawasde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eat.edtguide.com/61864_look-chin-sri-ya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ชาบูหม้อดิน แซ่บร้อน ไทยสไตล์ (จิ้มจุ่ม)</text:p>
          </table:table-cell>
          <table:table-cell/>
          <table:table-cell office:value-type="string">
            <text:p>แม้ว่าชาบูสไตล์ญี่ปุ่นจะมาแรงขนาดไหน แต่ชาบูแบบไทยๆ อย่าง จิ้มจุ่ม ที่เปิดขายตามร้านอาหารอีสานก็ยังคงมีเสน่ห์ จิ้มจุ่มที่ต้มในหม้อดินเผา จะมีร้านไหนน่าสนใจบ้าง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eat.edtguide.com/323693_chumsaeprama-9-ko-khun-pon-yang-kam 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eat.edtguide.com/131497_ko-khun-khun-thong-pon-yang-kha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eat.edtguide.com/325400_auan-chim-chum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string">
            <text:p>30/01/2015</text:p>
          </table:table-cell>
          <table:table-cell office:value-type="string">
            <text:p>ร้านกาแฟทิวเขา เขาใหญ่</text:p>
          </table:table-cell>
          <table:table-cell office:value-type="string">
            <text:p>drink</text:p>
          </table:table-cell>
          <table:table-cell office:value-type="string">
            <text:p>เขาใหญ่ เป็นสถานที่ท่องเที่ยวยอดนิยม เพราะมีวิวเขาที่สวยงาม อากาศสดชื่นเย็นสบาย จึงเต็มไปด้วยร้านอาหารและที่พัก แต่สำหรับใครที่กำลังมองหาร้านกาแฟน่านั่ง วันนี้เรามีร้านมาแนะนำค่ะ</text:p>
          </table:table-cell>
          <table:table-cell office:value-type="float" office:value="1">
            <text:p>1</text:p>
          </table:table-cell>
          <table:table-cell office:value-type="string">
            <text:p>http://drink.edtguide.com/384937_coffee-house-Nakhonratchasima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drink.edtguide.com/396492_rak-kan-coffe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drink.edtguide.com/337246_bunny-coffee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ร้านกาแฟทิวเขา เชียงใหม่-เชียงราย</text:p>
          </table:table-cell>
          <table:table-cell/>
          <table:table-cell office:value-type="string">
            <text:p>การท่องเที่ยวภาคเหนือในช่วงฤดูหนาว คงไม่มีอะไรดีไปกว่า การได้จิบกาแฟ ท่ามกลางบรรยากาศอันหนาวเย็น ร้านกาแฟร้านไหนที่มีทิวเขาเป็นแบล๊คกราวน์และมีวิวสวยๆ ให้ชมกั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drink.edtguide.com/385272_Doikham-Coffee 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drink.edtguide.com/418240_The-Giant-Chiang-Mai-coffee-on-the-tre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drink.edtguide.com/385125_bann-coffee <text:s/>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string">
            <text:p>31/01/2015</text:p>
          </table:table-cell>
          <table:table-cell office:value-type="string">
            <text:p>รวมแหล่งชมพญาเสือโคร่ง (ซากุระเมืองไทย) 1 ปีมีหน</text:p>
          </table:table-cell>
          <table:table-cell office:value-type="string">
            <text:p>travel</text:p>
          </table:table-cell>
          <table:table-cell office:value-type="string">
            <text:p>ดอกพญาเสือโคร่งหรือซากุระเมืองไทยจะออกดอกบานสะพรั่งในช่วงต้นปี นักท่องเที่ยวส่วนใหญ่นิยมแพ็คกระเป๋าไปท่องเที่ยวเพื่อชื่นชมความงามและถ่ายภาพสวยๆ กลับมา จะมีที่ไหนบ้าง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travel.edtguide.com/333161_khunchangkain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travel.edtguide.com/324300_doi-khun-mae-ya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travel.edtguide.com/118848_phu-lom-lo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ที่พักในจังหวัดเชียงใหม่</text:p>
          </table:table-cell>
          <table:table-cell/>
          <table:table-cell office:value-type="string">
            <text:p>เชียงใหม่คือเมืองท่องเที่ยวที่ได้รับความนิยม โรงแรมต่างๆ มีทั้งการตกแต่งแบบโมเดิร์น contemporary ล้านนา แต่บางแห่งก็ตกแต่งแบบผสมผสานกับงานศิลปะ มีที่ไหนน่าสนใจ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travel.edtguide.com/74286_yesterday-hotel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travel.edtguide.com/307469_at-pingnakorn-hotel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travel.edtguide.com/337872_The-Time-Movement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1-02">
            <text:p>01/02/15</text:p>
          </table:table-cell>
          <table:table-cell office:value-type="string">
            <text:p><text:s/>food indy food Truck </text:p>
          </table:table-cell>
          <table:table-cell office:value-type="string">
            <text:p>eat</text:p>
          </table:table-cell>
          <table:table-cell office:value-type="string">
            <text:p>รถคันเล็กๆ ที่เปิดขายอาหารแบบง่ายๆ เป็นที่นิยมอย่างแพร่หลาย เสน่ห์ของร้านรูปแบบนี้คือการเคลื่อนที่ไปตามจุดต่างๆ และการเสิร์ฟอาหารแบบสดใหม่ รวดเร็ว จะมีร้านไหน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eat.edtguide.com/424627_Mother-Trucker-BKK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eat.edtguide.com/424664_Summer-Street-Restaur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eat.edtguide.com/417268_Daniel-Thaige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ซุปตาร์ recommemded</text:p>
          </table:table-cell>
          <table:table-cell/>
          <table:table-cell office:value-type="string">
            <text:p>การเลือกร้านอาหารสักร้านอาจจะมีหลายเหตุผล แต่ถ้าร้านนั้นเป็นร้านยอดฮิตของเหล่าดาราและเซเลปแล้วล่ะก็ ยิ่งได้รับความนิยมตามไปด้วย ร้านที่ซุปตาร์แนะนำ จะมีร้านไห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eat.edtguide.com/334842_mugendai-japanese-restaurant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eat.edtguide.com/424399_The-Red-Sun-Korean-Tokpokki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eat.edtguide.com/415239_wine-i-love-you2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2-02">
            <text:p>02/02/15</text:p>
          </table:table-cell>
          <table:table-cell office:value-type="string">
            <text:p>เครปเค้กแสนอร่อย</text:p>
          </table:table-cell>
          <table:table-cell office:value-type="string">
            <text:p>drink</text:p>
          </table:table-cell>
          <table:table-cell office:value-type="string">
            <text:p>สาวๆ ที่ชื่นชอบการทานเค้ก หลายคนคงหลงใหลเสน่ห์ของเครปเค้กหลากรสชาติ ความนุ่มของชั้นเค้ก มาพร้อมกับซอสผลไม้หรือซอสช็อกโกแลตเข้มข้น ร้านไหนโดนใจสาวๆ กัน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drink.edtguide.com/333226_mille-crep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drink.edtguide.com/336622_lancake1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drink.edtguide.com/332178_Unna-Cake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ร้านไอติมน่าลอง</text:p>
          </table:table-cell>
          <table:table-cell/>
          <table:table-cell office:value-type="string">
            <text:p>การได้นั่งทานไอศกรีม เป็นสิ่งที่ทำได้บ่อยแบบไม่เบื่อ ร้านไอศกรีมมีตัวเลือกมากขึ้น ทั้งไอศกรีมแนวโฮมเมดและไอศกรีมรูปแบบใหม่ ร้านไหนที่มาพร้อมท้อปปิ้งที่น่าทานกั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drink.edtguide.com/410813_Stickhous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drink.edtguide.com/419894_Partyland-Frozen-Yogur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drink.edtguide.com/337025_tongue-fun-ice-cream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3-02">
            <text:p>03/02/15</text:p>
          </table:table-cell>
          <table:table-cell office:value-type="string">
            <text:p>เที่ยวชมทะเลหมอก</text:p>
          </table:table-cell>
          <table:table-cell office:value-type="string">
            <text:p>travel</text:p>
          </table:table-cell>
          <table:table-cell office:value-type="string">
            <text:p>ในช่วงฤดูหนาวคนนิยมเดินทางไปท่องเที่ยวบนยอดเขา เพื่อสัมผัสอากาศหนาวและชมทะเลหมอก สถานที่ไหนที่จะสร้างความประทับใจและที่ไหนที่กับนักท่องเที่ยวไม่ควรพลาด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travel.edtguide.com/76267_phu-chi-fah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travel.edtguide.com/76028_phu-tub-berk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travel.edtguide.com/76541_phu-tok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ที่พักเที่ยวชมทะเลหมอก</text:p>
          </table:table-cell>
          <table:table-cell/>
          <table:table-cell office:value-type="string">
            <text:p>การเดินทางไปท่องเที่ยวในช่วงฤดูหนาว นักท่องเที่ยวนิยมไปสถานที่ที่มีทะเลหมอกสวยๆ ที่พักที่สามารถกางเต็นท์หรือเปิดหน้าต่างออกมาสัมผัสกับสายหมอกยามเช้าจะมีที่ไห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travel.edtguide.com/71524_phu-chee-fah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travel.edtguide.com/385084_rimpha-phuthapboek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travel.edtguide.com/412463_chic-chiangkhan-hotel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4-02">
            <text:p>04/02/15</text:p>
          </table:table-cell>
          <table:table-cell office:value-type="string">
            <text:p>คาเฟ่การ์ตูน</text:p>
          </table:table-cell>
          <table:table-cell office:value-type="string">
            <text:p>Kids</text:p>
          </table:table-cell>
          <table:table-cell office:value-type="string">
            <text:p>หากคุณพ่อหรือคุณแม่ท่านไหน กำลังมองหาร้านขนมและร้านเค้กที่เหมาะสมกับเจ้าตัวน้อยของคุณอยู่ล่ะก็ วันนี้เรามีร้านน่ารักๆ ที่ตกแต่งด้วยตัวการ์ตูนสุดครีเอทมานำเสนอคุณค่ะ</text:p>
          </table:table-cell>
          <table:table-cell office:value-type="float" office:value="1">
            <text:p>1</text:p>
          </table:table-cell>
          <table:table-cell office:value-type="string">
            <text:p>http://eat.edtguide.com/428839_Eatery-Restauran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drink.edtguide.com/407845_Pop-Me-Up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drink.edtguide.com/397957_Think-Cafe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เที่ยวใกล้กรุง โซนหัวหิน เวนีเซียหัวหิน</text:p>
          </table:table-cell>
          <table:table-cell/>
          <table:table-cell office:value-type="string">
            <text:p>หัวหิน คือ สถานที่ท่องเที่ยวที่ได้รับความนิยมจากนักท่องเที่ยวทั้งชาวไทยและต่างชาติ ในช่วงวันหยุดรถหนาแน่นพอๆ กับ กทม.สถานที่ที่นักท่องเที่ยวนิยมไปจะมีที่ไห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travel.edtguide.com/377174_the-venezia-hua-hi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travel.edtguide.com/401357_santorini-park-cha-am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travel.edtguide.com/378756_swiss-sheep-farm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5-02">
            <text:p>05/02/15</text:p>
          </table:table-cell>
          <table:table-cell office:value-type="string">
            <text:p>โรแมนติก สวีทหวาน บรรยากาศสำหรับคู่รัก (ร้านสวยๆ, กรุงเทพ)</text:p>
          </table:table-cell>
          <table:table-cell office:value-type="string">
            <text:p>eat</text:p>
          </table:table-cell>
          <table:table-cell office:value-type="string">
            <text:p>ร้านสวยบรรยากาศดี นับเป็นสิ่งที่คู่รักต่างมองหา เพราะระหว่างการทานอาหารจะเป็นช่วงเวลาแห่งความทรงจำที่ดี และอาจจะเลือกร้านสักร้านในการบอกรัก มีร้านไหนน่าสนใจ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eat.edtguide.com/332307_Praya-Dining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eat.edtguide.com/372959_chocolate-ville-restauran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eat.edtguide.com/406235_Parlour-Restaurant-and-Bar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โรแมนติก สวีทหวาน บรรยากาศสำหรับคู่รัก (สวย บรรยากาศดีริมน้ำ, กรุงเทพ)</text:p>
          </table:table-cell>
          <table:table-cell/>
          <table:table-cell office:value-type="string">
            <text:p>ในวันพิเศษ ทั้งวันบอกรัก วันขอแต่งงาน วันครบรอบ วันเกิด และวันสำคัญต่างๆ บรรยากาศของร้านอาหารริมน้ำก็จะเพิ่มสีสันให้สร้างความประทับใจให้กับคุณ จะมีร้านไห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eat.edtguide.com/398063_olive-tree-restaurant-Baan-Wanglang-Riversid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eat.edtguide.com/400053_Sala-Rattanakosin-Restaur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eat.edtguide.com/403295_tete-quarters-by-the-river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6-02">
            <text:p>06/02/15</text:p>
          </table:table-cell>
          <table:table-cell office:value-type="string">
            <text:p>โรแมนติก สวีทหวาน บรรยากาศสำหรับคู่รัก (ร้านกาแฟ, <text:s/>กรุงเทพ)</text:p>
          </table:table-cell>
          <table:table-cell office:value-type="string">
            <text:p>drink</text:p>
          </table:table-cell>
          <table:table-cell office:value-type="string">
            <text:p>ร้านกาแฟทุกวันนี้ โดดเด่นทั้งในเรื่องของกาแฟที่คัดสรรมาเมล็ดกาแฟมาเป็นอย่างดี รวมถึงสไตล์การตกแต่งที่เป็นเอกลักษณ์ ทั้งแนวโมเดิร์นและวินเทจ ร้านไหนโดนใจคู่รักกัน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drink.edtguide.com/423129_Lord-of-Coffee-Hous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drink.edtguide.com/423138_Fuel-in-The-Blank-Coffe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drink.edtguide.com/63791_baankampu-tropical-gallery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โรแมนติก สวีทหวาน บรรยากาศสำหรับคู่รัก (ร้านเค้ก, กรุงเทพ)</text:p>
          </table:table-cell>
          <table:table-cell/>
          <table:table-cell office:value-type="string">
            <text:p>ร้านเค้กหลากหลายรูปแบบเปิดให้บริการกันอย่างต่อเนื่อง นอกจากจะเด่นที่เค้กแล้ว การตกแต่งแบบสวยหวานจะได้รับความนิยมมากเป็นพิเศษ ร้านโรแมนติกที่เหมาะกับคู่รักมีร้านไหนบ้าง มาติดตามค่ะ</text:p>
          </table:table-cell>
          <table:table-cell office:value-type="float" office:value="4">
            <text:p>4</text:p>
          </table:table-cell>
          <table:table-cell office:value-type="string">
            <text:p>http://drink.edtguide.com/412641_elysian-tea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drink.edtguide.com/378922_portobello-desire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drink.edtguide.com/406225_Cafe-De-Flore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7-02">
            <text:p>07/02/15</text:p>
          </table:table-cell>
          <table:table-cell office:value-type="string">
            <text:p>สถานที่บอกรัก โรแมนติก สวีทหวาน บรรยากาศสำหรับคู่รัก (กรุงเทพ)</text:p>
          </table:table-cell>
          <table:table-cell office:value-type="string">
            <text:p>travel</text:p>
          </table:table-cell>
          <table:table-cell office:value-type="string">
            <text:p>ในช่วงเวลาที่คู่รักตกลงปลงใจจะคบกันหรือจะขอแต่งงาน การเลือกสถานที่ในการบอกรักสำคัญมาก เพราะจะเป็นสถานที่สร้างความประทับใจ แต่จะมีที่ไหนที่เหมาะกับการบอกรัก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travel.edtguide.com/375857_asiatique-the-riverfron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travel.edtguide.com/326177_suan-rod-fai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travel.edtguide.com/371715_rama-viii-garden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สถานที่บอกรัก โรแมนติก สวีทหวาน บรรยากาศสำหรับคู่รัก (กรุงเทพ)</text:p>
          </table:table-cell>
          <table:table-cell/>
          <table:table-cell office:value-type="string">
            <text:p>การจะบอกรักใครสักคน การหาสถานที่หรูๆ กับการดินเนอร์สักมื้อ จะสร้างความประทับใจให้กับทั้งคู่ได้เป็นอย่างดี โรงแรมสวยๆ ห้องอาหารเลิศๆ ที่ไหนเหมาะกับการบอกรัก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travel.edtguide.com/333694_praya-palazzo-hotel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travel.edtguide.com/394106_sala-arun-hotel 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travel.edtguide.com/74096_royal-orchid-sheraton-hotel-tower 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6"/>
          <table:table-cell table:style-name="ce8"/>
          <table:table-cell table:style-name="ce6"/>
          <table:table-cell table:style-name="ce8"/>
          <table:table-cell table:style-name="ce6" table:number-columns-repeated="1016"/>
          <table:table-cell table:style-name="ce10"/>
          <table:table-cell table:number-columns-repeated="2"/>
        </table:table-row>
        <table:table-row table:style-name="ro2">
          <table:table-cell office:value-type="date" office:date-value="2015-08-02">
            <text:p>08/02/15</text:p>
          </table:table-cell>
          <table:table-cell office:value-type="string">
            <text:p>โรแมนติก สวีทหวาน บรรยากาศสำหรับคู่รัก (ภาคเหนือ, วิวเขา, ต่างจังหวัด)</text:p>
          </table:table-cell>
          <table:table-cell office:value-type="string">
            <text:p>eat</text:p>
          </table:table-cell>
          <table:table-cell office:value-type="string">
            <text:p>ในช่วงฤดูหนาว คู่รักส่วนใหญ่นิยมไปเที่ยวภาคเหนือ เพื่อสัมผัสอากาศหนาวและสายหมอกยามเช้า โดยเฉพาะสถานที่ที่มีทิวเขาอันสวยงามตามจังหวัดต่างๆ ที่ไหนได้รับความนิยมบ้าง มาติดตามกันค่ะ</text:p>
          </table:table-cell>
          <table:table-cell office:value-type="float" office:value="1">
            <text:p>1</text:p>
          </table:table-cell>
          <table:table-cell office:value-type="string">
            <text:p>http://eat.edtguide.com/322363_deck-1-restauran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http://eat.edtguide.com/414409_mon-jam-restaurant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http://eat.edtguide.com/67231_palaad-tawanron 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โรแมนติก สวีทหวาน บรรยากาศสำหรับคู่รัก (ริมทะเล, ต่างจังหวัด)</text:p>
          </table:table-cell>
          <table:table-cell/>
          <table:table-cell office:value-type="string">
            <text:p>ขึ้นชื่อว่า ทะเล ไม่ว่าจะเป็นทะเลภาคไหน ก็ได้รับความนิยมไม่แพ้กัน คู่รักหลายคู่ เลือกพักในรีสอร์ท ที่มีชายหาดส่วนตัว เพื่อเพิ่มความโรแมนติกในวันพิเศษๆ จะมีที่ไหนบ้าง มาติดตามกันค่ะ</text:p>
          </table:table-cell>
          <table:table-cell office:value-type="float" office:value="4">
            <text:p>4</text:p>
          </table:table-cell>
          <table:table-cell office:value-type="string">
            <text:p>http://eat.edtguide.com/63981_Rim-Pa-La-Pin-Restaur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string">
            <text:p>http://eat.edtguide.com/334608_the-glass-house-pattay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http://eat.edtguide.com/381783_living-room-bistro </text:p>
          </table:table-cell>
          <table:table-cell table:number-columns-repeated="1018"/>
        </table:table-row>
        <table:table-row table:style-name="ro5" table:number-rows-repeated="654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42" number:language="th" number:country="TH">
      <number:day/>
      <number:text>/</number:text>
      <number:month/>
      <number:text>/</number:text>
      <number:year number:style="long"/>
    </number:date-style>
    <number:date-style style:name="N5143" number:language="th" number:country="TH">
      <number:day/>
      <number:text>-</number:text>
      <number:month number:textual="true"/>
      <number:text>-</number:text>
      <number:year/>
    </number:date-style>
    <number:date-style style:name="N5144" number:language="th" number:country="TH">
      <number:day/>
      <number:text>-</number:text>
      <number:month number:textual="true"/>
    </number:date-style>
    <number:date-style style:name="N5145" number:language="th" number:country="TH">
      <number:month number:textual="true"/>
      <number:text>-</number:text>
      <number:year/>
    </number:date-style>
    <number:time-style style:name="N5146" number:language="th" number:country="TH">
      <number:hours/>
      <number:text>:</number:text>
      <number:minutes number:style="long"/>
      <number:text> </number:text>
      <number:am-pm/>
    </number:time-style>
    <number:time-style style:name="N5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48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50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5150" number:language="th" number:country="TH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5150P0"/>
    </number:number-style>
    <number:number-style style:name="N515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5151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5153" number:language="th" number:country="TH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5153P0"/>
    </number:number-style>
    <number:number-style style:name="N515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515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5154P0"/>
    </number:number-style>
    <number:number-style style:name="N5155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5156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515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5158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5159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5160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5161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5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5163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5164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5165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5166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1/30/2015</text:date>, <text:time>14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5-01-30T13:46:16.19</meta:creation-date>
    <dc:date>2015-01-30T14:24:34.62</dc:date>
    <meta:editing-duration>PT00H12M38S</meta:editing-duration>
    <meta:editing-cycles>2</meta:editing-cycles>
    <meta:generator>OpenOffice.org/3.1$Win32 OpenOffice.org_project/310m11$Build-9399</meta:generator>
    <meta:document-statistic meta:table-count="3" meta:cell-count="221" meta:object-count="0"/>
  </office:meta>
</office:document-meta>
</file>